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5bf" officeooo:paragraph-rsid="00128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apt-get update</text:p>
      <text:p text:style-name="Standard">sudo apt-get upgrade</text:p>
      <text:p text:style-name="Standard">sudo apt-get install default-jre</text:p>
      <text:p text:style-name="Standard">java -version</text:p>
      <text:p text:style-name="Standard"/>
      <text:p text:style-name="Standard">download IntelliJ</text:p>
      <text:p text:style-name="Standard">navigate to the download folder</text:p>
      <text:p text:style-name="Standard">sudo tar xf ideaIC—*.tar.gz -C /opt/</text:p>
      <text:p text:style-name="Standard">after unpacking:</text:p>
      <text:p text:style-name="Standard">cd /opt/ideaIU-*</text:p>
      <text:p text:style-name="Standard">cd bin</text:p>
      <text:p text:style-name="Standard">sh idea.sh .</text:p>
      <text:p text:style-name="Standard">sudo apt-get install git</text:p>
      <text:p text:style-name="Standard">git --version</text:p>
      <text:p text:style-name="Standard"/>
      <text:p text:style-name="Standard">stworzyc plik:</text:p>
      <text:p text:style-name="Standard">.gitignore i wpisac do niego:</text:p>
      <text:p text:style-name="Standard">.idea</text:p>
      <text:p text:style-name="Standard">out/</text:p>
      <text:p text:style-name="Standard"/>
      <text:p text:style-name="Standard">lub zainstalowac wtyczke do IDEA. Using IDE built-in plugin system:</text:p>
      <text:p text:style-name="P1">File&gt;&gt;Plugins&gt;&gt;Browse Reporitories&gt;&gt;.gitignore</text:p>
      <text:p text:style-name="Standard"/>
      <text:p text:style-name="Standard"/>
      <text:p text:style-name="Standard"/>
      <text:p text:style-name="Standard">Remove directory from git and local</text:p>
      <text:p text:style-name="Standard">You could checkout 'master' with both directories;</text:p>
      <text:p text:style-name="Standard">git rm -r one-of-the-directories</text:p>
      <text:p text:style-name="Standard">git commit -m "Remove duplicated directory"</text:p>
      <text:p text:style-name="Standard">git push origin &lt;your-git-branch&gt; (typically 'master', but not always)</text:p>
      <text:p text:style-name="Standard"/>
      <text:p text:style-name="Standard">Remove directory from git but NOT local</text:p>
      <text:p text:style-name="Standard">git rm -r --cached my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6-20T22:42:54.760759251</dc:date>
    <meta:editing-duration>PT3M55S</meta:editing-duration>
    <meta:editing-cycles>1</meta:editing-cycles>
    <meta:document-statistic meta:table-count="0" meta:image-count="0" meta:object-count="0" meta:page-count="1" meta:paragraph-count="26" meta:word-count="108" meta:character-count="716" meta:non-whitespace-character-count="637"/>
    <meta:generator>LibreOffice/6.0.3.2$Linux_X86_64 LibreOffice_project/00m0$Build-2</meta:generator>
  </office:meta>
</office:document-meta>
</file>